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3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4" style:family="paragraph" style:parent-style-name="Standard">
      <style:paragraph-properties fo:line-height="115%"/>
      <style:text-properties style:font-name="Likhan" officeooo:paragraph-rsid="0010317d"/>
    </style:style>
    <style:style style:name="P5" style:family="paragraph" style:parent-style-name="Standard">
      <style:paragraph-properties fo:line-height="115%"/>
      <style:text-properties style:font-name="Likhan" officeooo:paragraph-rsid="00dbfaa8"/>
    </style:style>
    <style:style style:name="P6" style:family="paragraph" style:parent-style-name="Text_20_body">
      <style:paragraph-properties fo:line-height="115%"/>
      <style:text-properties style:font-name="Likhan" officeooo:paragraph-rsid="00dbfaa8"/>
    </style:style>
    <style:style style:name="P7" style:family="paragraph" style:parent-style-name="Standard">
      <style:paragraph-properties fo:line-height="115%"/>
      <style:text-properties style:font-name="Likhan" officeooo:paragraph-rsid="00e0e72f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line-height="115%"/>
      <style:text-properties officeooo:paragraph-rsid="00dbfaa8"/>
    </style:style>
    <style:style style:name="P10" style:family="paragraph" style:parent-style-name="Text_20_body">
      <style:paragraph-properties fo:margin-left="0in" fo:margin-right="0in" fo:line-height="115%" fo:text-indent="0in" style:auto-text-indent="false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13" style:family="paragraph" style:parent-style-name="Standard">
      <style:paragraph-properties fo:line-height="115%"/>
      <style:text-properties style:font-name="Likhan" style:text-underline-style="none" officeooo:rsid="0029aa4c" officeooo:paragraph-rsid="00e44c35"/>
    </style:style>
    <style:style style:name="P14" style:family="paragraph" style:parent-style-name="Standard">
      <style:paragraph-properties fo:line-height="115%"/>
      <style:text-properties style:font-name="Likhan" style:text-underline-style="none" officeooo:paragraph-rsid="00e39180"/>
    </style:style>
    <style:style style:name="P15" style:family="paragraph" style:parent-style-name="Standard">
      <style:paragraph-properties fo:line-height="115%"/>
      <style:text-properties style:font-name="Likhan" style:text-underline-style="none" officeooo:rsid="0071dbe5" officeooo:paragraph-rsid="00fa1a4e"/>
    </style:style>
    <style:style style:name="P16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17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18" style:family="paragraph" style:parent-style-name="Standard">
      <style:paragraph-properties fo:line-height="115%"/>
      <style:text-properties style:font-name="Likhan" style:text-underline-style="none" officeooo:rsid="00506bac" officeooo:paragraph-rsid="00fa1a4e"/>
    </style:style>
    <style:style style:name="P19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20" style:family="paragraph" style:parent-style-name="Standard">
      <style:paragraph-properties fo:line-height="115%"/>
      <style:text-properties style:font-name="Likhan" style:text-underline-style="none" officeooo:rsid="006937b7" officeooo:paragraph-rsid="00fa1a4e"/>
    </style:style>
    <style:style style:name="P21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22" style:family="paragraph" style:parent-style-name="Standard">
      <style:paragraph-properties fo:line-height="115%"/>
      <style:text-properties style:font-name="Likhan" style:text-underline-style="none" officeooo:rsid="00695610" officeooo:paragraph-rsid="00fa1a4e"/>
    </style:style>
    <style:style style:name="P23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24" style:family="paragraph" style:parent-style-name="Standard">
      <style:paragraph-properties fo:line-height="115%"/>
      <style:text-properties style:font-name="Likhan" style:text-underline-style="none" officeooo:rsid="0069d27c" officeooo:paragraph-rsid="00fa1a4e"/>
    </style:style>
    <style:style style:name="P25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26" style:family="paragraph" style:parent-style-name="Standard">
      <style:paragraph-properties fo:line-height="115%"/>
      <style:text-properties style:font-name="Likhan" style:text-underline-style="none" officeooo:rsid="0102ec5d" officeooo:paragraph-rsid="0102ec5d"/>
    </style:style>
    <style:style style:name="P27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28" style:family="paragraph" style:parent-style-name="Standard">
      <style:paragraph-properties fo:line-height="115%"/>
      <style:text-properties style:font-name="Likhan" style:text-underline-style="none" officeooo:rsid="01050008" officeooo:paragraph-rsid="01050008"/>
    </style:style>
    <style:style style:name="P29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3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3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32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33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0aef8e"/>
    </style:style>
    <style:style style:name="P34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35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36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37" style:family="paragraph" style:parent-style-name="Standard">
      <style:paragraph-properties fo:line-height="115%"/>
      <style:text-properties style:font-name="Likhan" officeooo:paragraph-rsid="00dbfaa8"/>
    </style:style>
    <style:style style:name="P38" style:family="paragraph" style:parent-style-name="Standard">
      <style:paragraph-properties fo:line-height="115%"/>
      <style:text-properties style:font-name="Likhan" officeooo:paragraph-rsid="00e39180"/>
    </style:style>
    <style:style style:name="P39" style:family="paragraph" style:parent-style-name="Standard">
      <style:paragraph-properties fo:line-height="115%"/>
      <style:text-properties style:font-name="Likhan" officeooo:paragraph-rsid="00e44c35"/>
    </style:style>
    <style:style style:name="P40" style:family="paragraph" style:parent-style-name="Standard">
      <style:paragraph-properties fo:line-height="115%"/>
      <style:text-properties style:font-name="Likhan" officeooo:paragraph-rsid="00e9908c"/>
    </style:style>
    <style:style style:name="P41" style:family="paragraph" style:parent-style-name="Standard">
      <style:paragraph-properties fo:line-height="115%"/>
      <style:text-properties style:font-name="Likhan" officeooo:paragraph-rsid="00fa1a4e"/>
    </style:style>
    <style:style style:name="P42" style:family="paragraph" style:parent-style-name="Standard">
      <style:paragraph-properties fo:line-height="115%"/>
      <style:text-properties style:font-name="Likhan" officeooo:paragraph-rsid="00fde837"/>
    </style:style>
    <style:style style:name="P43" style:family="paragraph" style:parent-style-name="Standard">
      <style:paragraph-properties fo:line-height="115%"/>
      <style:text-properties style:font-name="Likhan" officeooo:paragraph-rsid="010e0932"/>
    </style:style>
    <style:style style:name="P44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5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6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7" style:family="paragraph" style:parent-style-name="Standard">
      <style:paragraph-properties fo:line-height="115%"/>
      <style:text-properties style:font-name="Likhan" officeooo:rsid="00de15b9" officeooo:paragraph-rsid="010fdbf0"/>
    </style:style>
    <style:style style:name="P48" style:family="paragraph" style:parent-style-name="Standard">
      <style:paragraph-properties fo:line-height="115%"/>
      <style:text-properties style:font-name="Likhan" officeooo:rsid="00b7cba4" officeooo:paragraph-rsid="00e9908c"/>
    </style:style>
    <style:style style:name="P49" style:family="paragraph" style:parent-style-name="Standard">
      <style:paragraph-properties fo:line-height="115%"/>
      <style:text-properties style:font-name="Likhan" officeooo:rsid="00b7cba4" officeooo:paragraph-rsid="00f98b3c"/>
    </style:style>
    <style:style style:name="P50" style:family="paragraph" style:parent-style-name="Standard">
      <style:paragraph-properties fo:line-height="115%"/>
      <style:text-properties style:font-name="Likhan" officeooo:rsid="00b7cba4" officeooo:paragraph-rsid="0100c7d8"/>
    </style:style>
    <style:style style:name="P51" style:family="paragraph" style:parent-style-name="Standard">
      <style:paragraph-properties fo:line-height="115%"/>
      <style:text-properties style:font-name="Likhan" officeooo:rsid="00b7cba4" officeooo:paragraph-rsid="00e39180"/>
    </style:style>
    <style:style style:name="P52" style:family="paragraph" style:parent-style-name="Standard">
      <style:paragraph-properties fo:line-height="115%"/>
      <style:text-properties style:font-name="Likhan" officeooo:rsid="00b7cba4" officeooo:paragraph-rsid="010fdbf0"/>
    </style:style>
    <style:style style:name="P53" style:family="paragraph" style:parent-style-name="Standard">
      <style:paragraph-properties fo:line-height="115%"/>
      <style:text-properties style:font-name="Likhan" officeooo:rsid="00c516ae" officeooo:paragraph-rsid="00e9908c"/>
    </style:style>
    <style:style style:name="P54" style:family="paragraph" style:parent-style-name="Standard">
      <style:paragraph-properties fo:line-height="115%"/>
      <style:text-properties style:font-name="Likhan" officeooo:rsid="00c516ae" officeooo:paragraph-rsid="010fdbf0"/>
    </style:style>
    <style:style style:name="P55" style:family="paragraph" style:parent-style-name="Standard">
      <style:paragraph-properties fo:line-height="115%"/>
      <style:text-properties style:font-name="Likhan" officeooo:rsid="0023e38f" officeooo:paragraph-rsid="00e9908c"/>
    </style:style>
    <style:style style:name="P56" style:family="paragraph" style:parent-style-name="Standard">
      <style:paragraph-properties fo:line-height="115%"/>
      <style:text-properties style:font-name="Likhan" officeooo:rsid="0023e38f" officeooo:paragraph-rsid="010fdbf0"/>
    </style:style>
    <style:style style:name="P57" style:family="paragraph" style:parent-style-name="Standard">
      <style:paragraph-properties fo:line-height="115%"/>
      <style:text-properties style:font-name="Likhan" officeooo:rsid="00b47e04" officeooo:paragraph-rsid="00e9908c"/>
    </style:style>
    <style:style style:name="P58" style:family="paragraph" style:parent-style-name="Standard">
      <style:paragraph-properties fo:line-height="115%"/>
      <style:text-properties style:font-name="Likhan" officeooo:rsid="00b47e04" officeooo:paragraph-rsid="010fdbf0"/>
    </style:style>
    <style:style style:name="P59" style:family="paragraph" style:parent-style-name="Standard">
      <style:paragraph-properties fo:line-height="115%"/>
      <style:text-properties style:font-name="Likhan" officeooo:rsid="00c8085a" officeooo:paragraph-rsid="00e9908c"/>
    </style:style>
    <style:style style:name="P60" style:family="paragraph" style:parent-style-name="Standard">
      <style:paragraph-properties fo:line-height="115%"/>
      <style:text-properties style:font-name="Likhan" officeooo:rsid="00c8085a" officeooo:paragraph-rsid="010fdbf0"/>
    </style:style>
    <style:style style:name="P61" style:family="paragraph" style:parent-style-name="Standard">
      <style:paragraph-properties fo:line-height="115%"/>
      <style:text-properties style:font-name="Likhan" officeooo:rsid="00b5e5bd" officeooo:paragraph-rsid="00e9908c"/>
    </style:style>
    <style:style style:name="P62" style:family="paragraph" style:parent-style-name="Standard">
      <style:paragraph-properties fo:line-height="115%"/>
      <style:text-properties style:font-name="Likhan" officeooo:rsid="00b5e5bd" officeooo:paragraph-rsid="010fdbf0"/>
    </style:style>
    <style:style style:name="P63" style:family="paragraph" style:parent-style-name="Standard">
      <style:paragraph-properties fo:line-height="115%"/>
      <style:text-properties style:font-name="Likhan" officeooo:rsid="00c15724" officeooo:paragraph-rsid="010aef8e"/>
    </style:style>
    <style:style style:name="P64" style:family="paragraph" style:parent-style-name="Standard">
      <style:paragraph-properties fo:line-height="115%"/>
      <style:text-properties style:font-name="Likhan" officeooo:rsid="00be163b" officeooo:paragraph-rsid="010aef8e"/>
    </style:style>
    <style:style style:name="P65" style:family="paragraph" style:parent-style-name="Standard">
      <style:paragraph-properties fo:line-height="115%"/>
      <style:text-properties style:font-name="Likhan" officeooo:rsid="00bf8bee" officeooo:paragraph-rsid="010aef8e"/>
    </style:style>
    <style:style style:name="P66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67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68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69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70" style:family="paragraph" style:parent-style-name="Standard">
      <style:paragraph-properties fo:line-height="115%"/>
      <style:text-properties style:font-name="Likhan" officeooo:rsid="00f84b3e" officeooo:paragraph-rsid="010fdbf0"/>
    </style:style>
    <style:style style:name="P71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72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73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74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75" style:family="paragraph" style:parent-style-name="Standard">
      <style:paragraph-properties fo:line-height="115%"/>
      <style:text-properties officeooo:paragraph-rsid="00e0e72f"/>
    </style:style>
    <style:style style:name="P76" style:family="paragraph" style:parent-style-name="Standard">
      <style:paragraph-properties fo:line-height="115%"/>
      <style:text-properties officeooo:paragraph-rsid="00f98d48"/>
    </style:style>
    <style:style style:name="P77" style:family="paragraph" style:parent-style-name="Standard">
      <style:paragraph-properties fo:line-height="115%"/>
      <style:text-properties officeooo:paragraph-rsid="010e0932"/>
    </style:style>
    <style:style style:name="P78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79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1f4243" officeooo:paragraph-rsid="010fdbf0"/>
    </style:style>
    <style:style style:name="P80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81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8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83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e0932"/>
    </style:style>
    <style:style style:name="P85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86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0e370e5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paragraph-rsid="00e370e5"/>
    </style:style>
    <style:style style:name="P91" style:family="paragraph" style:parent-style-name="Text_20_body">
      <style:paragraph-properties fo:margin-left="0in" fo:margin-right="0in" fo:text-indent="0in" style:auto-text-indent="false"/>
    </style:style>
    <style:style style:name="P92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paragraph-rsid="010e0932"/>
    </style:style>
    <style:style style:name="P93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94" style:family="paragraph" style:parent-style-name="Text_20_body">
      <style:paragraph-properties fo:margin-left="0in" fo:margin-right="0in" fo:line-height="115%" fo:text-indent="0in" style:auto-text-indent="false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0eca89a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98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99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4f60fa"/>
    </style:style>
    <style:style style:name="T6" style:family="text">
      <style:text-properties officeooo:rsid="0029aa4c"/>
    </style:style>
    <style:style style:name="T7" style:family="text">
      <style:text-properties officeooo:rsid="00587858"/>
    </style:style>
    <style:style style:name="T8" style:family="text">
      <style:text-properties officeooo:rsid="005903ab"/>
    </style:style>
    <style:style style:name="T9" style:family="text">
      <style:text-properties officeooo:rsid="005a7bf1"/>
    </style:style>
    <style:style style:name="T10" style:family="text">
      <style:text-properties officeooo:rsid="005baf5f"/>
    </style:style>
    <style:style style:name="T11" style:family="text">
      <style:text-properties officeooo:rsid="00679e9e"/>
    </style:style>
    <style:style style:name="T12" style:family="text">
      <style:text-properties officeooo:rsid="00695610"/>
    </style:style>
    <style:style style:name="T13" style:family="text">
      <style:text-properties officeooo:rsid="007399fd"/>
    </style:style>
    <style:style style:name="T14" style:family="text">
      <style:text-properties officeooo:rsid="00763ba2"/>
    </style:style>
    <style:style style:name="T15" style:family="text">
      <style:text-properties officeooo:rsid="008f822a"/>
    </style:style>
    <style:style style:name="T16" style:family="text">
      <style:text-properties officeooo:rsid="001f4243"/>
    </style:style>
    <style:style style:name="T17" style:family="text">
      <style:text-properties officeooo:rsid="002665c9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082a8"/>
    </style:style>
    <style:style style:name="T20" style:family="text">
      <style:text-properties officeooo:rsid="002145d1"/>
    </style:style>
    <style:style style:name="T21" style:family="text">
      <style:text-properties officeooo:rsid="00278da0"/>
    </style:style>
    <style:style style:name="T22" style:family="text">
      <style:text-properties officeooo:rsid="0023335c"/>
    </style:style>
    <style:style style:name="T23" style:family="text">
      <style:text-properties officeooo:rsid="002898e5"/>
    </style:style>
    <style:style style:name="T24" style:family="text">
      <style:text-properties style:text-underline-style="none" officeooo:rsid="0029aa4c"/>
    </style:style>
    <style:style style:name="T25" style:family="text">
      <style:text-properties style:text-underline-style="none" officeooo:rsid="00ccedd8"/>
    </style:style>
    <style:style style:name="T26" style:family="text">
      <style:text-properties style:text-underline-style="none" officeooo:rsid="00ba47f8"/>
    </style:style>
    <style:style style:name="T27" style:family="text">
      <style:text-properties style:text-underline-style="none" officeooo:rsid="00b7f354"/>
    </style:style>
    <style:style style:name="T28" style:family="text">
      <style:text-properties style:text-underline-style="none" officeooo:rsid="00cf90b0"/>
    </style:style>
    <style:style style:name="T29" style:family="text">
      <style:text-properties style:text-underline-style="none" officeooo:rsid="00f84b3e"/>
    </style:style>
    <style:style style:name="T30" style:family="text">
      <style:text-properties style:text-underline-style="none" officeooo:rsid="010fdbf0"/>
    </style:style>
    <style:style style:name="T31" style:family="text">
      <style:text-properties officeooo:rsid="00b2026f"/>
    </style:style>
    <style:style style:name="T32" style:family="text">
      <style:text-properties officeooo:rsid="00b299a6"/>
    </style:style>
    <style:style style:name="T33" style:family="text">
      <style:text-properties officeooo:rsid="00b5e5bd"/>
    </style:style>
    <style:style style:name="T34" style:family="text">
      <style:text-properties officeooo:rsid="00b7f354"/>
    </style:style>
    <style:style style:name="T35" style:family="text">
      <style:text-properties officeooo:rsid="00ba47f8"/>
    </style:style>
    <style:style style:name="T36" style:family="text">
      <style:text-properties officeooo:rsid="00bf8bee"/>
    </style:style>
    <style:style style:name="T37" style:family="text">
      <style:text-properties officeooo:rsid="00bfb94a"/>
    </style:style>
    <style:style style:name="T38" style:family="text">
      <style:text-properties officeooo:rsid="00c15724"/>
    </style:style>
    <style:style style:name="T39" style:family="text">
      <style:text-properties officeooo:rsid="00c55c61"/>
    </style:style>
    <style:style style:name="T40" style:family="text">
      <style:text-properties officeooo:rsid="00c61450"/>
    </style:style>
    <style:style style:name="T41" style:family="text">
      <style:text-properties officeooo:rsid="00c8085a"/>
    </style:style>
    <style:style style:name="T42" style:family="text">
      <style:text-properties officeooo:rsid="00cb01fc"/>
    </style:style>
    <style:style style:name="T43" style:family="text">
      <style:text-properties officeooo:rsid="00ccedd8"/>
    </style:style>
    <style:style style:name="T44" style:family="text">
      <style:text-properties officeooo:rsid="00cdb667"/>
    </style:style>
    <style:style style:name="T45" style:family="text">
      <style:text-properties officeooo:rsid="00cf90b0"/>
    </style:style>
    <style:style style:name="T46" style:family="text">
      <style:text-properties officeooo:rsid="00d144a7"/>
    </style:style>
    <style:style style:name="T47" style:family="text">
      <style:text-properties style:font-name="Likhan"/>
    </style:style>
    <style:style style:name="T48" style:family="text">
      <style:text-properties style:font-name="Likhan" officeooo:rsid="00c516ae"/>
    </style:style>
    <style:style style:name="T49" style:family="text">
      <style:text-properties style:font-name="Likhan" officeooo:rsid="0108c245"/>
    </style:style>
    <style:style style:name="T50" style:family="text">
      <style:text-properties style:font-name="Likhan" officeooo:rsid="00de15b9"/>
    </style:style>
    <style:style style:name="T51" style:family="text">
      <style:text-properties officeooo:rsid="00d284f9"/>
    </style:style>
    <style:style style:name="T52" style:family="text">
      <style:text-properties officeooo:rsid="00de15b9"/>
    </style:style>
    <style:style style:name="T53" style:family="text">
      <style:text-properties fo:font-style="normal" officeooo:rsid="00d144a7" style:font-style-asian="normal" style:font-style-complex="normal"/>
    </style:style>
    <style:style style:name="T54" style:family="text">
      <style:text-properties fo:font-style="normal" officeooo:rsid="0029aa4c" style:font-style-asian="normal" style:font-style-complex="normal"/>
    </style:style>
    <style:style style:name="T55" style:family="text">
      <style:text-properties fo:font-style="normal" officeooo:rsid="005a7bf1" style:font-style-asian="normal" style:font-style-complex="normal"/>
    </style:style>
    <style:style style:name="T56" style:family="text">
      <style:text-properties fo:font-style="normal" officeooo:rsid="001dfd8b" style:font-style-asian="normal" style:font-style-complex="normal"/>
    </style:style>
    <style:style style:name="T57" style:family="text">
      <style:text-properties fo:font-style="normal" officeooo:rsid="00fbf354" style:font-style-asian="normal" style:font-style-complex="normal"/>
    </style:style>
    <style:style style:name="T58" style:family="text">
      <style:text-properties officeooo:rsid="00e23f9b"/>
    </style:style>
    <style:style style:name="T59" style:family="text">
      <style:text-properties officeooo:rsid="00e370e5"/>
    </style:style>
    <style:style style:name="T60" style:family="text">
      <style:text-properties officeooo:rsid="00e39180"/>
    </style:style>
    <style:style style:name="T61" style:family="text">
      <style:text-properties officeooo:rsid="00e7df20"/>
    </style:style>
    <style:style style:name="T62" style:family="text">
      <style:text-properties officeooo:rsid="00e8c664"/>
    </style:style>
    <style:style style:name="T63" style:family="text">
      <style:text-properties officeooo:rsid="00eb27f6"/>
    </style:style>
    <style:style style:name="T64" style:family="text">
      <style:text-properties officeooo:rsid="00f4c5e9"/>
    </style:style>
    <style:style style:name="T65" style:family="text">
      <style:text-properties officeooo:rsid="00f547cb"/>
    </style:style>
    <style:style style:name="T66" style:family="text">
      <style:text-properties officeooo:rsid="00f6d5e9"/>
    </style:style>
    <style:style style:name="T67" style:family="text">
      <style:text-properties officeooo:rsid="00f84b3e"/>
    </style:style>
    <style:style style:name="T68" style:family="text">
      <style:text-properties officeooo:rsid="00f98b3c"/>
    </style:style>
    <style:style style:name="T69" style:family="text">
      <style:text-properties officeooo:rsid="00fa1a4e"/>
    </style:style>
    <style:style style:name="T70" style:family="text">
      <style:text-properties officeooo:rsid="00fbf354"/>
    </style:style>
    <style:style style:name="T71" style:family="text">
      <style:text-properties officeooo:rsid="00fde837"/>
    </style:style>
    <style:style style:name="T72" style:family="text">
      <style:text-properties officeooo:rsid="00ff259d"/>
    </style:style>
    <style:style style:name="T73" style:family="text">
      <style:text-properties officeooo:rsid="0100c7d8"/>
    </style:style>
    <style:style style:name="T74" style:family="text">
      <style:text-properties officeooo:rsid="010487c0"/>
    </style:style>
    <style:style style:name="T75" style:family="text">
      <style:text-properties officeooo:rsid="010a9635"/>
    </style:style>
    <style:style style:name="T76" style:family="text">
      <style:text-properties officeooo:rsid="010aef8e"/>
    </style:style>
    <style:style style:name="T77" style:family="text">
      <style:text-properties officeooo:rsid="010c841a"/>
    </style:style>
    <style:style style:name="T78" style:family="text">
      <style:text-properties officeooo:rsid="010fc75f"/>
    </style:style>
    <style:style style:name="T79" style:family="text">
      <style:text-properties officeooo:rsid="010fdbf0"/>
    </style:style>
    <style:style style:name="T80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70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31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Turn of Spring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3"><text:soft-page-break/><text:span text:style-name="T48">T</text:span><text:span text:style-name="T47">he </text:span><text:span text:style-name="T49">T</text:span><text:span text:style-name="T47">urn of Spring</text:span></text:p>
      <text:p text:style-name="P78">I watch the world go by </text:p>
      <text:p text:style-name="P9">my legs are made of iron </text:p>
      <text:p text:style-name="P10">And cement roots me in place. </text:p>
      <text:p text:style-name="P10">Set on a suburban street </text:p>
      <text:p text:style-name="P10">My back rests against the buttercups </text:p>
      <text:p text:style-name="P10">a park bench at the turn of spring. </text:p>
      <text:p text:style-name="P10"/>
      <text:p text:style-name="P10">Is the sun an hour hand,</text:p>
      <text:p text:style-name="P10"><text:span text:style-name="T64">a</text:span> bleach to peel my paint, </text:p>
      <text:p text:style-name="P10"><text:span text:style-name="T64">o</text:span>r just a hunk of gas that radiates? </text:p>
      <text:p text:style-name="P10"/>
      <text:p text:style-name="P10">Cars pass, just like my thoughts, </text:p>
      <text:p text:style-name="P10">someone sits to people watch. </text:p>
      <text:p text:style-name="P10">They watch the children learn to drive </text:p>
      <text:p text:style-name="P10">and their neighbors jogging for their lives. </text:p>
      <text:p text:style-name="P10"/>
      <text:p text:style-name="P10"/>
      <text:p text:style-name="P10"/>
      <text:p text:style-name="P10"/>
      <text:p text:style-name="P10"/>
      <text:p text:style-name="P10"/>
      <text:p text:style-name="P10">Trees are thawing from the cold </text:p>
      <text:p text:style-name="P10">like a cane they hold a sky that’s growing old. </text:p>
      <text:p text:style-name="P10">Birds chatter aimlessly </text:p>
      <text:p text:style-name="P10">seamless as the siren they set the mood subconsciously. </text:p>
      <text:p text:style-name="P10">Canopies bloom like thought balloons. </text:p>
      <text:p text:style-name="P10">A beater passes blaring tunes. </text:p>
      <text:p text:style-name="P10"/>
      <text:p text:style-name="P10">These green way paths and their gardens of math </text:p>
      <text:p text:style-name="P10">are saying something obscene </text:p>
      <text:p text:style-name="P10">these cycles of rhyme they echo through time. </text:p>
      <text:p text:style-name="P10">Complacency wears away at my memory. </text:p>
      <text:p text:style-name="P10">The people I meet, they view from my seat </text:p>
      <text:p text:style-name="P10">and I watch them move on with time, </text:p>
      <text:p text:style-name="P10">But my legs are made of iron </text:p>
      <text:p text:style-name="P10">And the sun creeps ever higher. </text:p>
      <text:p text:style-name="P10">A park bench at the turn of spring. </text:p>
      <text:p text:style-name="P2"/>
      <text:p text:style-name="P2"/>
      <text:p text:style-name="P2"/>
      <text:p text:style-name="P2"/>
      <text:p text:style-name="P66"/>
      <text:p text:style-name="P34"><text:soft-page-break/>Dead</text:p>
      <text:p text:style-name="P5">Would it make me a baby if I said it was too hard </text:p>
      <text:p text:style-name="P5">no huff no puff </text:p>
      <text:p text:style-name="P5">I’m just tired </text:p>
      <text:p text:style-name="P5"/>
      <text:p text:style-name="P5">Would I be depressed if I just went to bed </text:p>
      <text:p text:style-name="P5">No tears no fears </text:p>
      <text:p text:style-name="P5">just yawning </text:p>
      <text:p text:style-name="P5"/>
      <text:p text:style-name="P5">Would I be a cowered if curled up under the sheets </text:p>
      <text:p text:style-name="P5"><text:span text:style-name="T66">N</text:span>o quiver no Indian giver </text:p>
      <text:p text:style-name="P5">I’m just lodging </text:p>
      <text:p text:style-name="P5"/>
      <text:p text:style-name="P5">Would I be dead if I embraced the boredom </text:p>
      <text:p text:style-name="P5"/>
      <text:p text:style-name="P5"/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3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77">t’</text:span>s better to be born because it maximizes a person’s free choice. Or at least is neutral because nothing is lost from the decision.</text:p>
      <text:p text:style-name="P1"/>
      <text:p text:style-name="P1">We <text:span text:style-name="T64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11">What consolation it is that existence gives us so many other choices is a matter of perspective. </text:p>
      <text:p text:style-name="P81"><text:soft-page-break/>Sleeping Bodies</text:p>
      <text:p text:style-name="P6">The human body </text:p>
      <text:p text:style-name="P8">is unlike other water bottles. </text:p>
      <text:p text:style-name="P8"/>
      <text:p text:style-name="P8">Hydrates; </text:p>
      <text:p text:style-name="P8">bed warmer; </text:p>
      <text:p text:style-name="P8"/>
      <text:p text:style-name="P8">Breakfast, shelter, </text:p>
      <text:p text:style-name="P8">on par ASMR. </text:p>
      <text:p text:style-name="P8"/>
      <text:p text:style-name="P8">I’m tasting strides. Fall leaves </text:p>
      <text:p text:style-name="P90">and people cling to <text:span text:style-name="T59">comfort</text:span> like </text:p>
      <text:p text:style-name="P90"/>
      <text:p text:style-name="P90">my favorite gripping trigger. </text:p>
      <text:p text:style-name="P8">The human body...</text:p>
      <text:p text:style-name="P8"/>
      <text:p text:style-name="P8"><text:span text:style-name="T77">I</text:span><text:span text:style-name="T59">s</text:span> not nature sounds. </text:p>
      <text:p text:style-name="P8"/>
      <text:p text:style-name="P8">All the kids are listening, </text:p>
      <text:p text:style-name="P8">hit snooze squarely. </text:p>
      <text:p text:style-name="P8"/>
      <text:p text:style-name="P8"/>
      <text:p text:style-name="P8">Daily revolution </text:p>
      <text:p text:style-name="P8">Take me to sleep. </text:p>
      <text:p text:style-name="P8"/>
      <text:p text:style-name="P90">Sleep, </text:p>
      <text:p text:style-name="P90">take me to your leader. </text:p>
      <text:p text:style-name="P8"/>
      <text:p text:style-name="P8">It’s spring </text:p>
      <text:p text:style-name="P8">dear reader, </text:p>
      <text:p text:style-name="P8"/>
      <text:p text:style-name="P8">not in the trivial sense, </text:p>
      <text:p text:style-name="P8">but in the sense that life goes on, and yet. </text:p>
      <text:p text:style-name="P8"/>
      <text:p text:style-name="P8">Night cap. Hardback. </text:p>
      <text:p text:style-name="P8">Slosh, Slosh, Slosh; </text:p>
      <text:p text:style-name="P8"/>
      <text:p text:style-name="P8">restful, head full, </text:p>
      <text:p text:style-name="P8">a little too thick for this plot. </text:p>
      <text:p text:style-name="P8"/>
      <text:p text:style-name="P8">Is this a new chapter </text:p>
      <text:p text:style-name="P8">Or have my eyes glazed over? </text:p>
      <text:p text:style-name="P8"/>
      <text:p text:style-name="P95"><text:soft-page-break/></text:p>
      <text:p text:style-name="P8">Threshold! </text:p>
      <text:p text:style-name="P8">Have my eyes glazed over? </text:p>
      <text:p text:style-name="P8"/>
      <text:p text:style-name="P8">Tipping back like </text:p>
      <text:p text:style-name="P8"><draw:frame text:anchor-type="paragraph" draw:z-index="0" draw:name="Text Frame 1" draw:style-name="gr11" draw:text-style-name="P99" svg:width="0.3421in" svg:height="0.4303in" draw:transform="rotate (0.0162315620435473) translate (0.494444444444444in 0.00416666666666667in)"><draw:text-box><text:p><text:span text:style-name="T80">p</text:span></text:p></draw:text-box></draw:frame><draw:frame text:anchor-type="paragraph" draw:z-index="1" draw:name="Text Frame 2" draw:style-name="gr10" draw:text-style-name="P99" svg:width="0.3421in" svg:height="0.4307in" draw:transform="rotate (-0.22497294058207) translate (0.667361111111111in -0.00138888888888889in)"><draw:text-box><text:p><text:span text:style-name="T80">o</text:span></text:p></draw:text-box></draw:frame><draw:frame text:anchor-type="paragraph" draw:z-index="5" draw:name="Text Frame 10" draw:style-name="gr6" draw:text-style-name="P99" svg:width="0.3421in" svg:height="0.4315in" draw:transform="rotate (-0.303163691071415) translate (0.790277777777778in 0.0118055555555556in)"><draw:text-box><text:p><text:span text:style-name="T80">u</text:span></text:p></draw:text-box></draw:frame><draw:frame text:anchor-type="paragraph" draw:z-index="7" draw:name="Text Frame 4" draw:style-name="gr4" draw:text-style-name="P99" svg:width="0.0835in" svg:height="0.2488in" draw:transform="rotate (-0.559552558189382) translate (0.981944444444444in 0.105555555555556in)"><draw:text-box><text:p><text:span text:style-name="T80">r</text:span></text:p></draw:text-box></draw:frame>being..</text:p>
      <text:p text:style-name="P8"><draw:frame text:anchor-type="paragraph" draw:z-index="6" draw:name="Text Frame 10" draw:style-name="gr5" draw:text-style-name="P99" svg:width="0.1969in" svg:height="0.2406in" draw:transform="rotate (-0.845262956740854) translate (1.10069444444444in -0.0875in)"><draw:text-box><text:p><text:span text:style-name="T80">e</text:span></text:p></draw:text-box></draw:frame><draw:frame text:anchor-type="paragraph" draw:z-index="8" draw:name="Text Frame 3" draw:style-name="gr3" draw:text-style-name="P99" svg:width="0.2059in" svg:height="0.2705in" draw:transform="rotate (-1.62141087510273) translate (1.23125in 0.190972222222222in)"><draw:text-box><text:p><text:span text:style-name="T80">d</text:span></text:p></draw:text-box></draw:frame></text:p>
      <text:p text:style-name="P8"><draw:frame text:anchor-type="paragraph" draw:z-index="9" draw:name="Text Frame 7" draw:style-name="gr2" draw:text-style-name="P99" svg:width="0.1807in" svg:height="0.1925in" draw:transform="rotate (-0.22497294058207) translate (1.22013888888889in -0.00138888888888889in)"><draw:text-box><text:p><text:span text:style-name="T80">.</text:span></text:p></draw:text-box></draw:frame></text:p>
      <text:p text:style-name="P8"><draw:frame text:anchor-type="paragraph" draw:z-index="10" draw:name="Text Frame 9" draw:style-name="gr1" draw:text-style-name="P99" svg:width="0.1823in" svg:height="0.1925in" draw:transform="rotate (-0.227416401534861) translate (1.21875in -0.0909722222222222in)"><draw:text-box><text:p><text:span text:style-name="T80">.</text:span></text:p></draw:text-box></draw:frame><draw:frame text:anchor-type="paragraph" draw:z-index="11" draw:name="Text Frame 11" draw:style-name="gr1" draw:text-style-name="P99" svg:width="0.1807in" svg:height="0.1925in" draw:transform="rotate (-0.22497294058207) translate (1.22013888888889in 0.1375in)"><draw:text-box><text:p><text:span text:style-name="T80">.</text:span></text:p></draw:text-box></draw:frame><draw:frame text:anchor-type="paragraph" draw:z-index="3" draw:name="Text Frame 6" draw:style-name="gr8" draw:text-style-name="P99" svg:width="0.1669in" svg:height="0.2567in" draw:transform="rotate (-0.22497294058207) translate (1.67569444444444in 0.161805555555556in)"><draw:text-box><text:p><text:span text:style-name="T80">t</text:span></text:p></draw:text-box></draw:frame><draw:frame text:anchor-type="paragraph" draw:z-index="14" draw:name="Text Frame 14" draw:style-name="gr1" draw:text-style-name="P99" svg:width="0.1807in" svg:height="0.1925in" draw:transform="rotate (-0.22497294058207) translate (1.81805555555556in 0.161805555555556in)"><draw:text-box><text:p><text:span text:style-name="T80">.</text:span></text:p></draw:text-box></draw:frame><draw:frame text:anchor-type="paragraph" draw:z-index="17" draw:name="Text Frame 17" draw:style-name="gr1" draw:text-style-name="P99" svg:width="0.1807in" svg:height="0.1925in" draw:transform="rotate (-0.22497294058207) translate (0.854166666666667in 0.185416666666667in)"><draw:text-box><text:p><text:span text:style-name="T80">.</text:span></text:p></draw:text-box></draw:frame><draw:frame text:anchor-type="paragraph" draw:z-index="15" draw:name="Text Frame 15" draw:style-name="gr1" draw:text-style-name="P99" svg:width="0.1807in" svg:height="0.1925in" draw:transform="rotate (-0.22497294058207) translate (1.37638888888889in 0.161805555555556in)"><draw:text-box><text:p><text:span text:style-name="T80">.</text:span></text:p></draw:text-box></draw:frame></text:p>
      <text:p text:style-name="P8"><draw:frame text:anchor-type="paragraph" draw:z-index="4" draw:name="Text Frame 8" draw:style-name="gr7" draw:text-style-name="P99" svg:width="0.1878in" svg:height="0.2748in" draw:transform="rotate (-1.21911248251804) translate (0.797222222222222in -0.00277777777777778in)"><draw:text-box><text:p><text:span text:style-name="T80">o</text:span></text:p></draw:text-box></draw:frame><draw:frame text:anchor-type="paragraph" draw:z-index="2" draw:name="Text Frame 5" draw:style-name="gr9" draw:text-style-name="P99" svg:width="0.1406in" svg:height="0.3004in" draw:transform="rotate (1.06325458031495) translate (1.10416666666667in 0.290972222222222in)"><draw:text-box><text:p><text:span text:style-name="T80">u</text:span></text:p></draw:text-box></draw:frame><draw:frame text:anchor-type="paragraph" draw:z-index="13" draw:name="Text Frame 13" draw:style-name="gr1" draw:text-style-name="P99" svg:width="0.1807in" svg:height="0.1925in" draw:transform="rotate (-0.22497294058207) translate (1.44305555555556in 0.0479166666666667in)"><draw:text-box><text:p><text:span text:style-name="T80">.</text:span></text:p></draw:text-box></draw:frame><draw:frame text:anchor-type="paragraph" draw:z-index="12" draw:name="Text Frame 12" draw:style-name="gr1" draw:text-style-name="P99" svg:width="0.1807in" svg:height="0.1925in" draw:transform="rotate (-0.22497294058207) translate (0.7875in 0.167361111111111in)"><draw:text-box><text:p><text:span text:style-name="T80">.</text:span></text:p></draw:text-box></draw:frame><draw:frame text:anchor-type="paragraph" draw:z-index="16" draw:name="Text Frame 16" draw:style-name="gr1" draw:text-style-name="P99" svg:width="0.1807in" svg:height="0.1925in" draw:transform="rotate (-0.22497294058207) translate (1.66180555555556in 0.13125in)"><draw:text-box><text:p><text:span text:style-name="T80">.</text:span></text:p></draw:text-box></draw:frame><draw:frame text:anchor-type="paragraph" draw:z-index="21" draw:name="Text Frame 21" draw:style-name="gr1" draw:text-style-name="P99" svg:width="0.1807in" svg:height="0.1925in" draw:transform="rotate (-0.22497294058207) translate (0.928472222222222in -0.00277777777777778in)"><draw:text-box><text:p><text:span text:style-name="T80">.</text:span></text:p></draw:text-box></draw:frame><draw:frame text:anchor-type="paragraph" draw:z-index="20" draw:name="Text Frame 20" draw:style-name="gr1" draw:text-style-name="P99" svg:width="0.1807in" svg:height="0.1925in" draw:transform="rotate (-0.22497294058207) translate (1.81805555555556in 0.0722222222222222in)"><draw:text-box><text:p><text:span text:style-name="T80">.</text:span></text:p></draw:text-box></draw:frame><draw:frame text:anchor-type="paragraph" draw:z-index="19" draw:name="Text Frame 19" draw:style-name="gr1" draw:text-style-name="P99" svg:width="0.1807in" svg:height="0.1925in" draw:transform="rotate (-0.22497294058207) translate (0.521527777777778in 0.0402777777777778in)"><draw:text-box><text:p><text:span text:style-name="T80">.</text:span></text:p></draw:text-box></draw:frame><draw:frame text:anchor-type="paragraph" draw:z-index="18" draw:name="Text Frame 18" draw:style-name="gr1" draw:text-style-name="P99" svg:width="0.1807in" svg:height="0.1925in" draw:transform="rotate (-0.22497294058207) translate (1.07291666666667in -0.00277777777777778in)"><draw:text-box><text:p><text:span text:style-name="T80">.</text:span></text:p></draw:text-box></draw:frame></text:p>
      <text:p text:style-name="P8"/>
      <text:p text:style-name="P8">Bang! Heart rang. </text:p>
      <text:p text:style-name="P8">Maybe my ears perked up? </text:p>
      <text:p text:style-name="P8"/>
      <text:p text:style-name="P8">I wish you could tell me. </text:p>
      <text:p text:style-name="P5"/>
      <text:p text:style-name="P5"/>
      <text:p text:style-name="P5"/>
      <text:p text:style-name="P5"/>
      <text:p text:style-name="P7"><text:span text:style-name="T3"/></text:p>
      <text:p text:style-name="P7"><text:span text:style-name="T3"/></text:p>
      <text:p text:style-name="P7"><text:span text:style-name="T3"/></text:p>
      <text:p text:style-name="P75"><text:span text:style-name="T24"/></text:p>
      <text:p text:style-name="P34">Still Kicking</text:p>
      <text:p text:style-name="P38">I’m kicking myself like a dog </text:p>
      <text:p text:style-name="P38"><text:span text:style-name="T65">a</text:span>s if “be good” is the same as “behave”.</text:p>
      <text:p text:style-name="P38">It’s not. </text:p>
      <text:p text:style-name="P12">But <text:span text:style-name="T77">I can’t pin down</text:span> how. </text:p>
      <text:p text:style-name="P12"/>
      <text:p text:style-name="P12"/>
      <text:p text:style-name="P38"><text:span text:style-name="T3"/></text:p>
      <text:p text:style-name="P69"><text:span text:style-name="T3">B</text:span><text:span text:style-name="T2">lood Flow</text:span></text:p>
      <text:p text:style-name="P38"><text:span text:style-name="T67">Imagine the</text:span> town is a brain, <text:span text:style-name="T67">s</text:span>ynaptic bricks built in the desert.</text:p>
      <text:p text:style-name="P38">Street lamps spark <text:span text:style-name="T67">above the street</text:span>, </text:p>
      <text:p text:style-name="P38"><text:span text:style-name="T70">Emblazing</text:span><text:span text:style-name="T67"> the</text:span> currents <text:span text:style-name="T70">of </text:span>consciousness </text:p>
      <text:p text:style-name="P38"><text:span text:style-name="T70">Its</text:span> conduits channeling chance encounters </text:p>
      <text:p text:style-name="P38">like chakra through the body.</text:p>
      <text:p text:style-name="P38"/>
      <text:p text:style-name="P38">Pay me no mind </text:p>
      <text:p text:style-name="P38">My body is made of Teflon. </text:p>
      <text:p text:style-name="P38">Forever in the blood stream </text:p>
      <text:p text:style-name="P38">Suspended from <text:span text:style-name="T70">the</text:span> chemical flow.</text:p>
      <text:p text:style-name="P38"/>
      <text:p text:style-name="P38"><text:span text:style-name="T51">But, </text:span>I <text:span text:style-name="T9">used to </text:span>hear them crying</text:p>
      <text:p text:style-name="P44">When I work<text:span text:style-name="T9">ed</text:span> to separate the charge between us </text:p>
      <text:p text:style-name="P14"><text:span text:style-name="T56">Our potential</text:span><text:span text:style-name="T57">s</text:span><text:span text:style-name="T56"> growing until </text:span><text:span text:style-name="T57">they</text:span><text:span text:style-name="T56"> disappear</text:span><text:span text:style-name="T55">ed</text:span><text:span text:style-name="T56"> into infinity.</text:span></text:p>
      <text:p text:style-name="P14"><text:span text:style-name="T56"/></text:p>
      <text:p text:style-name="P51"><text:span text:style-name="T24"/></text:p>
      <text:p text:style-name="P82"><text:soft-page-break/>He wants to die.</text:p>
      <text:p text:style-name="P85">he wants to die by a gun in the forest </text:p>
      <text:p text:style-name="P96">these berries of lead taste wrong to me </text:p>
      <text:p text:style-name="P96">he takes off with focus, walking before us </text:p>
      <text:p text:style-name="P96">he drops to one knee to baptize in a creek </text:p>
      <text:p text:style-name="P96">And i resent him </text:p>
      <text:p text:style-name="P96"/>
      <text:p text:style-name="P96">the things that he believes never cease to under cut me </text:p>
      <text:p text:style-name="P96">that flowers make wishes </text:p>
      <text:p text:style-name="P96">our words are our kisses </text:p>
      <text:p text:style-name="P96">and that happiness remains yet to be seen </text:p>
      <text:p text:style-name="P96"/>
      <text:p text:style-name="P96">And i don't believe him </text:p>
      <text:p text:style-name="P96">These moths are mocking me </text:p>
      <text:p text:style-name="P96"/>
      <text:p text:style-name="P96">We hunted a rabbit at some point we lost it </text:p>
      <text:p text:style-name="P96">these places he prece<text:span text:style-name="T63">des</text:span> never cease to escape me </text:p>
      <text:p text:style-name="P96">back to the woods man </text:p>
      <text:p text:style-name="P96">we have a new plan </text:p>
      <text:p text:style-name="P96"><text:span text:style-name="T63">we</text:span> should leave these mindful animals be </text:p>
      <text:p text:style-name="P96"/>
      <text:p text:style-name="P96"/>
      <text:p text:style-name="P96">he shovels the dirt for all manner of things </text:p>
      <text:p text:style-name="P96">Sometimes pocket watches one time for a locket </text:p>
      <text:p text:style-name="P96">the<text:span text:style-name="T68">se</text:span> things that he brings me, i <text:span text:style-name="T63">have </text:span>ke<text:span text:style-name="T63">pt</text:span> to remind me </text:p>
      <text:p text:style-name="P96">that daylight is daring me </text:p>
      <text:p text:style-name="P46"/>
      <text:p text:style-name="P49"><text:span text:style-name="T24"/></text:p>
      <text:p text:style-name="P49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50"><text:span text:style-name="T24"/></text:p>
      <text:p text:style-name="P80"><text:soft-page-break/>I was looking for a solution in the only place I hadn’t been before</text:p>
      <text:p text:style-name="P96">Took a bath inside the sun </text:p>
      <text:p text:style-name="P96">Let 10 thousand degrees clean me up </text:p>
      <text:p text:style-name="P96">A solar flare the northern lights </text:p>
      <text:p text:style-name="P96">Only ashes remain, I feel so light </text:p>
      <text:p text:style-name="P96"/>
      <text:p text:style-name="P96">A little dazed and so confused </text:p>
      <text:p text:style-name="P96">I hope my friends will hear the news </text:p>
      <text:p text:style-name="P96">That it’s joy parade and solemn night </text:p>
      <text:p text:style-name="P96">Some sort of solipsistic take to flight </text:p>
      <text:p text:style-name="P96"/>
      <text:p text:style-name="P96">Some EDM </text:p>
      <text:p text:style-name="P96">a drowned phone call </text:p>
      <text:p text:style-name="P96">Here in the crowd I feel so forestalled </text:p>
      <text:p text:style-name="P96"/>
      <text:p text:style-name="P96">It’s not a race if you run in fear </text:p>
      <text:p text:style-name="P96">And I know you’re waiting for me my dear </text:p>
      <text:p text:style-name="P96">But the sky above is a black backdrop </text:p>
      <text:p text:style-name="P96">With a thousand eyes to judge my crop </text:p>
      <text:p text:style-name="P96"/>
      <text:p text:style-name="P96"/>
      <text:p text:style-name="P96"/>
      <text:p text:style-name="P96">And though the earth turns its back to the din </text:p>
      <text:p text:style-name="P96">The sun dawns itself to dwarf their sin </text:p>
      <text:p text:style-name="P96">It’s rays are like a spider’s leg </text:p>
      <text:p text:style-name="P96">Reaching down to grab the back of my head </text:p>
      <text:p text:style-name="P46"><text:span text:style-name="T24"/></text:p>
      <text:p text:style-name="P46"><text:span text:style-name="T24"/></text:p>
      <text:p text:style-name="P46"><text:span text:style-name="T24"/></text:p>
      <text:p text:style-name="P33">The moon is an echo of the sun.</text:p>
      <text:p text:style-name="P64"><text:span text:style-name="T72">S</text:span><text:span text:style-name="T64">ound</text:span> <text:span text:style-name="T73">a scream </text:span>from the street. </text:p>
      <text:p text:style-name="P64"><text:span text:style-name="T64">T</text:span>he fourth floor <text:span text:style-name="T64">laughs at retreat</text:span><text:span text:style-name="T43">.</text:span></text:p>
      <text:p text:style-name="P64"><text:span text:style-name="T73">F</text:span>ork<text:span text:style-name="T76">s</text:span> <text:span text:style-name="T73">are tuned </text:span>for the feast</text:p>
      <text:p text:style-name="P64">Hearing what it is but not this.</text:p>
      <text:p text:style-name="P64"/>
      <text:p text:style-name="P64"><text:span text:style-name="T43">D</text:span>id you think the night fell <text:span text:style-name="T65">with</text:span> <text:span text:style-name="T36">the</text:span> sun?</text:p>
      <text:p text:style-name="P64"><text:span text:style-name="T43">D</text:span>id <text:span text:style-name="T36">you thin</text:span><text:span text:style-name="T37">k </text:span><text:span text:style-name="T73">you could</text:span><text:span text:style-name="T65"> kill </text:span><text:span text:style-name="T73">saying</text:span><text:span text:style-name="T65"> gun</text:span><text:span text:style-name="T36">?</text:span></text:p>
      <text:p text:style-name="P65"><text:span text:style-name="T43">Li</text:span>stening for something, but not this. </text:p>
      <text:p text:style-name="P65"/>
      <text:p text:style-name="P65"><text:span text:style-name="T43">A</text:span>ll my thoughts bent for some fun,</text:p>
      <text:p text:style-name="P65">everything bent runs among </text:p>
      <text:p text:style-name="P65">the reams of <text:span text:style-name="T38">our tongue. </text:span></text:p>
      <text:p text:style-name="P63"><text:span text:style-name="T43">It</text:span>’s too clear, they might hear, </text:p>
      <text:p text:style-name="P63"><text:span text:style-name="T25">B</text:span><text:span text:style-name="T24">ut not this. </text:span></text:p>
      <text:p text:style-name="P73"><text:span text:style-name="T24"/></text:p>
      <text:p text:style-name="P79"><text:soft-page-break/>The something that isn’t anything </text:p>
      <text:p text:style-name="P98">Some sort of bed rock revealing </text:p>
      <text:p text:style-name="P98">A hole in the earth </text:p>
      <text:p text:style-name="P98">Some sort of <text:span text:style-name="T62">cavernous </text:span><text:span text:style-name="T78">fee</text:span>ling </text:p>
      <text:p text:style-name="P98"><text:span text:style-name="T62">R</text:span>esounding <text:span text:style-name="T78">its</text:span><text:span text:style-name="T62"> </text:span>worth </text:p>
      <text:p text:style-name="P98">Some sort of silent waving </text:p>
      <text:p text:style-name="P98">From a hunters bow </text:p>
      <text:p text:style-name="P98">And their breath that is heaving </text:p>
      <text:p text:style-name="P98">As the sun looms low </text:p>
      <text:p text:style-name="P98"/>
      <text:p text:style-name="P98">Hollow words carved on the ceiling </text:p>
      <text:p text:style-name="P98">And a ceiling fan </text:p>
      <text:p text:style-name="P98">Some sort of vivid dreaming </text:p>
      <text:p text:style-name="P98">As you slip on the sand </text:p>
      <text:p text:style-name="P98"/>
      <text:p text:style-name="P98">Something laughs while crying </text:p>
      <text:p text:style-name="P98">Something lives while dying </text:p>
      <text:p text:style-name="P98">Something gives when trying </text:p>
      <text:p text:style-name="P98"/>
      <text:p text:style-name="P98"/>
      <text:p text:style-name="P98"/>
      <text:p text:style-name="P98"/>
      <text:p text:style-name="P98"/>
      <text:p text:style-name="P98">Some sort of somber reeling </text:p>
      <text:p text:style-name="P98">And the dust in your eye </text:p>
      <text:p text:style-name="P98">Some sort of guy I’m seeing </text:p>
      <text:p text:style-name="P98">With a wounded thigh </text:p>
      <text:p text:style-name="P98">Some sort of taught confusion </text:p>
      <text:p text:style-name="P98">In the cable drawer </text:p>
      <text:p text:style-name="P98"><text:span text:style-name="T60">And the </text:span>soft disillusion </text:p>
      <text:p text:style-name="P98">He doesn’t believe anymore </text:p>
      <text:p text:style-name="P98"/>
      <text:p text:style-name="P98">That the dogs are fighting </text:p>
      <text:p text:style-name="P98">That the grass is guiding </text:p>
      <text:p text:style-name="P98">That the kettle is drying </text:p>
      <text:p text:style-name="P98">Some sort of sibilant sighing </text:p>
      <text:p text:style-name="P98">As his legs let him go 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>It’s not the ghost at the table </text:p>
      <text:p text:style-name="P98">Nor your pale ego </text:p>
      <text:p text:style-name="P98">No<text:span text:style-name="T79">t</text:span> the tracks you are leaving </text:p>
      <text:p text:style-name="P98">on the service road </text:p>
      <text:p text:style-name="P98">It’s not the door to your leaving </text:p>
      <text:p text:style-name="P98">Nor your new found home </text:p>
      <text:p text:style-name="P98">And it’s not your blood that is beating </text:p>
      <text:p text:style-name="P98">In the ocean foam </text:p>
      <text:p text:style-name="P98"/>
      <text:p text:style-name="P98">Not to play </text:p>
      <text:p text:style-name="P98">Not drawing </text:p>
      <text:p text:style-name="P98">Not to grasp </text:p>
      <text:p text:style-name="P98">Not clawing </text:p>
      <text:p text:style-name="P98"/>
      <text:p text:style-name="P98">Not the meeting of minds </text:p>
      <text:p text:style-name="P98">Nor the long way through </text:p>
      <text:p text:style-name="P98">Not the landscape resolving </text:p>
      <text:p text:style-name="P88">Nor forgiving who </text:p>
      <text:p text:style-name="P98"><text:span text:style-name="T24"/></text:p>
      <text:p text:style-name="P98"><text:span text:style-name="T24"/></text:p>
      <text:p text:style-name="P98"><text:span text:style-name="T24"/></text:p>
      <text:p text:style-name="P92"><text:span text:style-name="T6">Jesus is an attention seeker </text:span></text:p>
      <text:p text:style-name="P97">Give me something carnal with no teeth </text:p>
      <text:p text:style-name="P97">Food made out of air </text:p>
      <text:p text:style-name="P97">Pain in a phantom limb </text:p>
      <text:p text:style-name="P97">And a martyr who doesn’t care </text:p>
      <text:p text:style-name="P97"/>
      <text:p text:style-name="P97">Give me crosses on their side </text:p>
      <text:p text:style-name="P97"><text:span text:style-name="T75">a pastor caught</text:span> in sin </text:p>
      <text:p text:style-name="P97">Flint stones striking under water </text:p>
      <text:p text:style-name="P97">And gashes in my skin </text:p>
      <text:p text:style-name="P97"/>
      <text:p text:style-name="P97">Enthrall me to a master with no wants </text:p>
      <text:p text:style-name="P97">And his wheel that never spoke </text:p>
      <text:p text:style-name="P97">While my whore wanders common haunts </text:p>
      <text:p text:style-name="P97">Cry<text:span text:style-name="T61">ing</text:span> for a toke </text:p>
      <text:p text:style-name="P97"/>
      <text:p text:style-name="P97">Rage, it is sating </text:p>
      <text:p text:style-name="P97">It is steel that writhes </text:p>
      <text:p text:style-name="P97">It is the core of you hating </text:p>
      <text:p text:style-name="P97">As you learn to compromise </text:p>
      <text:p text:style-name="P84"/>
      <text:p text:style-name="P70"><text:soft-page-break/><text:span text:style-name="T2">The memory of what warm is.</text:span></text:p>
      <text:p text:style-name="P54"><text:span text:style-name="T44">Brisk</text:span> <text:span text:style-name="T39">day --</text:span></text:p>
      <text:p text:style-name="P54">Marsh of raw leaves </text:p>
      <text:p text:style-name="P54">Nests exposed <text:span text:style-name="T40">in</text:span> Autumn </text:p>
      <text:p text:style-name="P56"/>
      <text:p text:style-name="P58"><text:span text:style-name="T33">F</text:span>all is dr<text:span text:style-name="T44">i</text:span>pping to the ground, <text:span text:style-name="T41">lightly, </text:span></text:p>
      <text:p text:style-name="P60">like sawdust kisses the carpenter's floor.</text:p>
      <text:p text:style-name="P58"><text:span text:style-name="T45">The earth is s</text:span><text:span text:style-name="T44">anguine </text:span><text:span text:style-name="T45">and</text:span><text:span text:style-name="T44"> raw, </text:span><text:span text:style-name="T45">and its</text:span> branches <text:span text:style-name="T34">have</text:span> nothing to hold on to.</text:p>
      <text:p text:style-name="P58">The wind catches nothing, the sun catches nothing, and the rain catches the dirt. </text:p>
      <text:p text:style-name="P58">“It’s still.” because the sun has not given us the energy. </text:p>
      <text:p text:style-name="P58">But there’s a crispness to the air. A sort of facing reality. </text:p>
      <text:p text:style-name="P62">W<text:span text:style-name="T42">e were</text:span> born naked, but with the memory of what warm is. </text:p>
      <text:p text:style-name="P62"/>
      <text:p text:style-name="P52">Sometimes I <text:span text:style-name="T40">t</text:span>ake <text:span text:style-name="T43">off </text:span>my glasses</text:p>
      <text:p text:style-name="P52">and the w<text:span text:style-name="T45">orld</text:span> <text:span text:style-name="T35">is soft around</text:span> me. </text:p>
      <text:p text:style-name="P52"><text:span text:style-name="T30">Then </text:span><text:span text:style-name="T26">I </text:span><text:span text:style-name="T24">clean </text:span><text:span text:style-name="T27">them</text:span><text:span text:style-name="T26"> </text:span><text:span text:style-name="T30">and </text:span><text:span text:style-name="T28">it’</text:span><text:span text:style-name="T30">s</text:span><text:span text:style-name="T28"> </text:span><text:span text:style-name="T24">crisp again. </text:span></text:p>
      <text:p text:style-name="P52"><text:span text:style-name="T24"/></text:p>
      <text:p text:style-name="P52"><text:span text:style-name="T24"/></text:p>
      <text:p text:style-name="P52"><text:span text:style-name="T24"/></text:p>
      <text:p text:style-name="P52"><text:span text:style-name="T24"/></text:p>
      <text:p text:style-name="P52"><text:span text:style-name="T24"/></text:p>
      <text:p text:style-name="P52"><text:span text:style-name="T24"/></text:p>
      <text:p text:style-name="P47"/>
      <text:p text:style-name="P35">Untitled</text:p>
      <text:p text:style-name="P16">I <text:span text:style-name="T13">liv</text:span>e a<text:span text:style-name="T13">m</text:span>ong the jagged rocks of a cliff braced against the sea</text:p>
      <text:p text:style-name="P19"><text:span text:style-name="T11">feasting</text:span> on <text:span text:style-name="T11">the</text:span> <text:span text:style-name="T7">bodies of </text:span><text:span text:style-name="T11">countless </text:span>corpses underneath. </text:p>
      <text:p text:style-name="P19"><text:span text:style-name="T14">T</text:span>he love of moonlight glimmer<text:span text:style-name="T7">s</text:span>, but fate is not so sweet </text:p>
      <text:p text:style-name="P19"><text:span text:style-name="T14">a</text:span>s the <text:span text:style-name="T10">d</text:span>ull fog of anhedonia, and the bounty <text:span text:style-name="T15">she </text:span>bequeaths. </text:p>
      <text:p text:style-name="P19"/>
      <text:p text:style-name="P21">The swell<text:span text:style-name="T12">ing of the ocean is</text:span> the breat<text:span text:style-name="T12">hing</text:span> of a beast, </text:p>
      <text:p text:style-name="P23"><text:span text:style-name="T14">u</text:span>n<text:span text:style-name="T31">aware it’s </text:span>ending lives just rolling in its sleep.</text:p>
      <text:p text:style-name="P23">But like the planet’s blood its warm embraces greet </text:p>
      <text:p text:style-name="P25">The iron in your flesh and the oxygen you release.</text:p>
      <text:p text:style-name="P25"/>
      <text:p text:style-name="P27">And as <text:span text:style-name="T74">the</text:span> mind unravels <text:span text:style-name="T74">the</text:span> body turns to brine </text:p>
      <text:p text:style-name="P27"><text:span text:style-name="T74">dispersing </text:span><text:span text:style-name="T75">to</text:span><text:span text:style-name="T74"> the waves of a world that isn’t mine. </text:span></text:p>
      <text:p text:style-name="P29">And after countless jumps, I have become the sea </text:p>
      <text:p text:style-name="P29">contoured to every crevice of this monster, its grief, and me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Privacy</text:p>
      <text:p text:style-name="P43">It’s the weight of the room as they ask to come in </text:p>
      <text:p text:style-name="P43">It’s the tear in my throat when they find they can’t win </text:p>
      <text:p text:style-name="P43">It’s still in the air when they find that I’m alone </text:p>
      <text:p text:style-name="P43">There’s no way they could have known</text:p>
      <text:p text:style-name="P43"/>
      <text:p text:style-name="P43">That it’s on the tip of tongue </text:p>
      <text:p text:style-name="P43">On the back of my head</text:p>
      <text:p text:style-name="P43">In the songs for the young </text:p>
      <text:p text:style-name="P43">And the books read in bed </text:p>
      <text:p text:style-name="P43"><text:span text:style-name="T69">T</text:span>he moor of my mind </text:p>
      <text:p text:style-name="P43">For the ones that’ll never go</text:p>
      <text:p text:style-name="P77"><text:span text:style-name="T24">I’ll have to let them know</text:span></text:p>
      <text:p text:style-name="P74"><text:span text:style-name="T24"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83">Where the bow meets the land.</text:p>
      <text:p text:style-name="P85">The sun sits ample on its ocean throne </text:p>
      <text:p text:style-name="P96">Lay down your oars to paddle </text:p>
      <text:p text:style-name="P96">Over placid corral rone </text:p>
      <text:p text:style-name="P96">The world is fitted to its saddle </text:p>
      <text:p text:style-name="P89"/>
      <text:p text:style-name="P89">The North Star appeared above </text:p>
      <text:p text:style-name="P89">I felt my mind grow mellow </text:p>
      <text:p text:style-name="P89">Grant me a forge oh god </text:p>
      <text:p text:style-name="P89">To bend and strike and bellow </text:p>
      <text:p text:style-name="P89"/>
      <text:p text:style-name="P89">Lay down my love and follow </text:p>
      <text:p text:style-name="P89"/>
      <text:p text:style-name="P89">The sun closed its weary eye </text:p>
      <text:p text:style-name="P89">And I cradled the past so shallow </text:p>
      <text:p text:style-name="P89">The wind released a single sigh </text:p>
      <text:p text:style-name="P89">And the water wrinkled, sallow </text:p>
      <text:p text:style-name="P89"/>
      <text:p text:style-name="P89"/>
      <text:p text:style-name="P89"/>
      <text:p text:style-name="P89"/>
      <text:p text:style-name="P89"><text:soft-page-break/></text:p>
      <text:p text:style-name="P89">The constellations blinked above </text:p>
      <text:p text:style-name="P89">Until their teary eyes grew hollow </text:p>
      <text:p text:style-name="P89">The land released a snow white dove </text:p>
      <text:p text:style-name="P89">When we found our grief could swallow </text:p>
      <text:p text:style-name="P89"/>
      <text:p text:style-name="P89">Lay down your love and follow</text:p>
      <text:p text:style-name="P89"/>
      <text:p text:style-name="P89"/>
      <text:p text:style-name="P89"/>
      <text:p text:style-name="P76"><text:span text:style-name="T47"/></text:p>
      <text:p text:style-name="P86"/>
      <text:p text:style-name="P30">When your words come full circle</text:p>
      <text:p text:style-name="P40">Why do the fish swim </text:p>
      <text:p text:style-name="P40"><text:span text:style-name="T46">t</text:span>o their <text:span text:style-name="T32">nest</text:span>ing ground? How </text:p>
      <text:p text:style-name="P40"><text:span text:style-name="T46">d</text:span>o the birds know </text:p>
      <text:p text:style-name="P40"><text:span text:style-name="T46">w</text:span>here to migrate when it’s cold? </text:p>
      <text:p text:style-name="P40"/>
      <text:p text:style-name="P40">Maybe the fish are like “that </text:p>
      <text:p text:style-name="P40"><text:span text:style-name="T46">D</text:span>irection smells nice.” </text:p>
      <text:p text:style-name="P40">And the birds look at the horizon and think “the sun</text:p>
      <text:p text:style-name="P17"><text:span text:style-name="T53">w</text:span><text:span text:style-name="T54">ould look much nicer just a little to the right.”</text:span></text:p>
      <text:p text:style-name="P45"/>
      <text:p text:style-name="P32">Last mile from the yellow line</text:p>
      <text:p text:style-name="P41">Freshly laid off but tinged with bed sweats </text:p>
      <text:p text:style-name="P41"><text:span text:style-name="T16">a</text:span> young man thinks about getting up,</text:p>
      <text:p text:style-name="P41">11<text:span text:style-name="T1">am</text:span> light streams through the window</text:p>
      <text:p text:style-name="P41">the sun’s silhouette is angled to be just barely hidden behind <text:span text:style-name="T16">its</text:span> frame, </text:p>
      <text:p text:style-name="P41">daring him to buy black out curtains. </text:p>
      <text:p text:style-name="P41">He sits up. Checks his bank account.</text:p>
      <text:p text:style-name="P41">Incredibly the deposit is there just like the law said it would be. </text:p>
      <text:p text:style-name="P41"/>
      <text:p text:style-name="P41">He was laid off from Amazon 2 weeks ago.</text:p>
      <text:p text:style-name="P41">Replaced by automation. A government mandate says </text:p>
      <text:p text:style-name="P41">workers laid off by automation will be paid their salary indefinitely. </text:p>
      <text:p text:style-name="P41">It seems the job is indefinitely gone. He doesn’t miss it. </text:p>
      <text:p text:style-name="P41">He was a resume building term for a box lifter. </text:p>
      <text:p text:style-name="P41"/>
      <text:p text:style-name="P41">Still he’s unsure what to do, so he looks through his phone. </text:p>
      <text:p text:style-name="P41">The news talks about doctors, lawyers and computer scientists </text:p>
      <text:p text:style-name="P41"><text:span text:style-name="T16">b</text:span>eing the only professions left. </text:p>
      <text:p text:style-name="P41">He can’t tell if the writer is happy about that or not.</text:p>
      <text:p text:style-name="P41">Either way it seems that hallucinating isn’t disqualifying. </text:p>
      <text:p text:style-name="P41">He wishes he knew <text:span text:style-name="T17">that </text:span>when he was on the job. </text:p>
      <text:p text:style-name="P41">He looks through his goody bag. </text:p>
      <text:p text:style-name="P41">Drugs are surprisingly cheap <text:span text:style-name="T16">in the age of AI. </text:span></text:p>
      <text:p text:style-name="P41"><text:soft-page-break/></text:p>
      <text:p text:style-name="P41">LSD. Vyvanse. Ketamine. </text:p>
      <text:p text:style-name="P41">He hasn’t even eaten yet. </text:p>
      <text:p text:style-name="P41"/>
      <text:p text:style-name="P41">There’s an empty box of Happy-Os in the cupboard. Damn. </text:p>
      <text:p text:style-name="P41">Again the phone. He can get some drone <text:span text:style-name="T16">dropped</text:span>. </text:p>
      <text:p text:style-name="P71"><text:span text:style-name="T18">The marketing team was not ready for the layoff memes that started.</text:span> </text:p>
      <text:p text:style-name="P41"><text:span text:style-name="T58">He</text:span> ha<text:span text:style-name="T19">d</text:span>n’t left the house this wee<text:span text:style-name="T19">k</text:span> so he put <text:span text:style-name="T19">on</text:span> his shoes. </text:p>
      <text:p text:style-name="P41"><text:span text:style-name="T16">The brightness on</text:span> the street <text:span text:style-name="T16">raises</text:span> him a little, </text:p>
      <text:p text:style-name="P41"><text:span text:style-name="T16">and he glance</text:span><text:span text:style-name="T19">d</text:span><text:span text:style-name="T16"> into the sun just to sear that awake into his eyes.</text:span></text:p>
      <text:p text:style-name="P41">The HOA’<text:span text:style-name="T19">s </text:span>self driving lawn mowers <text:span text:style-name="T58">were</text:span><text:span text:style-name="T19"> a cacophony, </text:span></text:p>
      <text:p text:style-name="P41"><text:span text:style-name="T19">and they’re</text:span> work<text:span text:style-name="T71">ed</text:span> a little more than they’re <text:span text:style-name="T19">actually </text:span>needed. </text:p>
      <text:p text:style-name="P41"><text:span text:style-name="T19">They play him to the sidewalk where a </text:span>billboard <text:span text:style-name="T19">pulls up and opens the door to his bus. </text:span></text:p>
      <text:p text:style-name="P41"><text:span text:style-name="T19">I</text:span><text:span text:style-name="T17">t</text:span><text:span text:style-name="T19"> peeves him a little that </text:span>it <text:span text:style-name="T19">obscure</text:span><text:span text:style-name="T58">s </text:span>his view <text:span text:style-name="T19">of the passing world</text:span>. </text:p>
      <text:p text:style-name="P41"/>
      <text:p text:style-name="P41"><text:span text:style-name="T19">On the other hand the lack of distraction </text:span>gives him time to <text:span text:style-name="T19">plan</text:span> next steps. </text:p>
      <text:p text:style-name="P41">Retraining? He still has the years for it. </text:p>
      <text:p text:style-name="P41">And the brain. But also the sense to leave five years plus of schooling alone. </text:p>
      <text:p text:style-name="P41">Travel is an option. Might pair nicely with the drugs. </text:p>
      <text:p text:style-name="P41"/>
      <text:p text:style-name="P41">Though he’s not sure who he’d travel with. </text:p>
      <text:p text:style-name="P41">He thinks about his hobbies. He doesn’t have any. </text:p>
      <text:p text:style-name="P41">Some reality <text:span text:style-name="T20">TV</text:span> <text:span text:style-name="T20">was</text:span> the most he was able to fit in between shifts and everything else. </text:p>
      <text:p text:style-name="P41">He never thought 40 hours of free time would be a problem. </text:p>
      <text:p text:style-name="P41"/>
      <text:p text:style-name="P41">Stepping off the bus he could see the grocery. </text:p>
      <text:p text:style-name="P41">Ports for autonomous delivery carts opened directly into the store. </text:p>
      <text:p text:style-name="P41">It was humming with activity. </text:p>
      <text:p text:style-name="P41">But in terms of humans it was pretty dead. </text:p>
      <text:p text:style-name="P41">The isles had been <text:span text:style-name="T20">contracted</text:span> to make room for a conveyor belt<text:span text:style-name="T20">s. </text:span></text:p>
      <text:p text:style-name="P72">They sat between the isles and little boots would kick the product off the back of the shelves. </text:p>
      <text:p text:style-name="P41"><text:span text:style-name="T20">Sort of </text:span><text:span text:style-name="T21">like</text:span> <text:span text:style-name="T20">a </text:span>vending machine, <text:span text:style-name="T21">bu</text:span><text:span text:style-name="T20">t you could walk in it. </text:span></text:p>
      <text:p text:style-name="P41">A few polite drones buzzed about with their reacher grabbers for any stray pick ups. </text:p>
      <text:p text:style-name="P41"><text:span text:style-name="T21">Flying</text:span> close to the warehouse ceiling you could hear the<text:span text:style-name="T71">ir </text:span>gears <text:span text:style-name="T71">shift,</text:span><text:span text:style-name="T58"> </text:span></text:p>
      <text:p text:style-name="P36"><text:span text:style-name="T71">d</text:span>own,</text:p>
      <text:p text:style-name="P41"><text:span text:style-name="T58">and t</text:span>hen up again. </text:p>
      <text:p text:style-name="P41"><text:span text:style-name="T21">S</text:span>igns <text:span text:style-name="T21">warn </text:span><text:span text:style-name="T71">that </text:span><text:span text:style-name="T21">the</text:span> store <text:span text:style-name="T71">was</text:span><text:span text:style-name="T21"> closing </text:span>to in person shopping,</text:p>
      <text:p text:style-name="P41">looking around, it make<text:span text:style-name="T71">d</text:span> sense,</text:p>
      <text:p text:style-name="P67"><text:soft-page-break/></text:p>
      <text:p text:style-name="P67">the store <text:span text:style-name="T71">was</text:span> difficult to get to because of the zoning laws. </text:p>
      <text:p text:style-name="P41"/>
      <text:p text:style-name="P41">A beep played on the intercom and all the robots in unison announce <text:span text:style-name="T20">a little jingle </text:span></text:p>
      <text:p text:style-name="P41"><text:span text:style-name="T20">followed by</text:span> “<text:span text:style-name="T21">happy</text:span> to serve!” </text:p>
      <text:p text:style-name="P41">Surely corporate’<text:span text:style-name="T58">s</text:span> idea. He waved to <text:span text:style-name="T21">one of the gnats</text:span>. </text:p>
      <text:p text:style-name="P41">It flew down and <text:span text:style-name="T21">in a </text:span>voice that wasn’t uncanny said “<text:span text:style-name="T21">How can I help you</text:span>?” </text:p>
      <text:p text:style-name="P41">“<text:span text:style-name="T58">I need breakfast</text:span>.” The drone <text:span text:style-name="T20">swiveled</text:span> and started <text:span text:style-name="T20">off</text:span>. </text:p>
      <text:p text:style-name="P41"><text:span text:style-name="T58">Snide</text:span><text:span text:style-name="T20">ly</text:span> he sped up and slowed down his pace. The drone matched it perfectly. </text:p>
      <text:p text:style-name="P41">Very responsive. <text:span text:style-name="T20">A few steps of</text:span> salsa, <text:span text:style-name="T20">and suddenly two were tangoing. </text:span></text:p>
      <text:p text:style-name="P41"><text:span text:style-name="T20">Even better, t</text:span>here was no one to feel self conscious in front of. </text:p>
      <text:p text:style-name="P42">At the <text:span text:style-name="T71">breakfast isle he pointed to a box of </text:span>Happy-Os </text:p>
      <text:p text:style-name="P42"><text:span text:style-name="T71">and</text:span> the drone’s <text:span text:style-name="T21">buzzed off to the </text:span>check out line <text:span text:style-name="T71">with it in it’s </text:span>reacher grabber. </text:p>
      <text:p text:style-name="P41"/>
      <text:p text:style-name="P41"><text:span text:style-name="T21">The guy didn’t even have to follow. </text:span><text:span text:style-name="T22">He w</text:span>alk<text:span text:style-name="T22">ed</text:span> straight to the door. </text:p>
      <text:p text:style-name="P41">The building saw his face on the way in and the payment was already processing. </text:p>
      <text:p text:style-name="P41"><text:span text:style-name="T58">The system </text:span>led to a dramatic cut in petty theft</text:p>
      <text:p text:style-name="P41"/>
      <text:p text:style-name="P41"/>
      <text:p text:style-name="P41"><text:span text:style-name="T23">a</text:span>nd a few shocked expressions when people saw the bill for what they had stolen. </text:p>
      <text:p text:style-name="P41"><text:span text:style-name="T22">The w</text:span>alk back to the <text:span text:style-name="T22">street</text:span> <text:span text:style-name="T22">was barely an incline, and t</text:span>he bus was already there. </text:p>
      <text:p text:style-name="P41"><text:span text:style-name="T22">By connecting your</text:span> location to the department of transportation <text:span text:style-name="T23">you could call it to you. </text:span></text:p>
      <text:p text:style-name="P41"><text:span text:style-name="T22">They</text:span> even store<text:span text:style-name="T71">d</text:span> <text:span text:style-name="T22">addresses</text:span> of your choosing for easy last mile transit. </text:p>
      <text:p text:style-name="P41"/>
      <text:p text:style-name="P41"><text:span text:style-name="T22">The ad on this bus was f</text:span>or Norton, </text:p>
      <text:p text:style-name="P41"><text:span text:style-name="T4">T</text:span>hey’re offering a service which scans the dark web for your email address. </text:p>
      <text:p text:style-name="P41">The tag line is, “do you know who has your data?” Next to a hooded figure. </text:p>
      <text:p text:style-name="P41">Thinking about it, he had sort of lost count. </text:p>
      <text:p text:style-name="P41"><text:span text:style-name="T22">The ad </text:span><text:span text:style-name="T71">prick</text:span><text:span text:style-name="T23">ed</text:span><text:span text:style-name="T22"> his concern though</text:span>, the<text:span text:style-name="T23">y’re</text:span><text:span text:style-name="T22"> better </text:span>target<text:span text:style-name="T23">ed</text:span> <text:span text:style-name="T23">than they used to be</text:span><text:span text:style-name="T22">.</text:span> </text:p>
      <text:p text:style-name="P41"/>
      <text:p text:style-name="P41"><text:span text:style-name="T22">S</text:span><text:span text:style-name="T4">tepping </text:span><text:span text:style-name="T23">directly onto his driveway from</text:span><text:span text:style-name="T4"> the bus, </text:span>h<text:span text:style-name="T58">e unlocked his </text:span>door<text:span text:style-name="T23"> with </text:span><text:span text:style-name="T4">his palm print</text:span>. </text:p>
      <text:p text:style-name="P41"><text:span text:style-name="T23">G</text:span>rocer<text:span text:style-name="T58">ies</text:span> <text:span text:style-name="T23">placed </text:span>on the table, <text:span text:style-name="T58">he </text:span>made himself a bowl of Happy-Os. </text:p>
      <text:p text:style-name="P41">Today was feeling like a <text:span text:style-name="T4">K</text:span>etamine day.</text:p>
      <text:p text:style-name="P32"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6DT12H34M23S</meta:editing-duration>
    <meta:editing-cycles>32</meta:editing-cycles>
    <meta:generator>LibreOffice/24.2.7.2$Linux_X86_64 LibreOffice_project/420$Build-2</meta:generator>
    <dc:date>2025-06-12T20:20:13.131964147</dc:date>
    <meta:document-statistic meta:table-count="0" meta:image-count="0" meta:object-count="0" meta:page-count="14" meta:paragraph-count="366" meta:word-count="2668" meta:character-count="14036" meta:non-whitespace-character-count="11424"/>
  </office:meta>
</office:document-meta>
</file>